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DejaVu Serif'" style:font-family-asian="'DejaVu Serif'" style:font-family-complex="'DejaVu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DejaVu Serif'" style:font-family-asian="'DejaVu Serif'" style:font-family-complex="'DejaVu Serif'" fo:background-color="transparent" style:use-window-font-color="true"/>
    </style:style>
    <style:style style:name="T10" style:family="text">
      <style:text-properties fo:font-size="10.00pt" fo:font-weight="normal" fo:font-family="'DejaVu Serif'" style:font-family-asian="'DejaVu Serif'" style:font-family-complex="'DejaVu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DejaVu Serif'" style:font-family-asian="'DejaVu Serif'" style:font-family-complex="'DejaVu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DejaVu Serif'" style:font-family-asian="'DejaVu Serif'" style:font-family-complex="'DejaVu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DejaVu Serif'" style:font-family-asian="'DejaVu Serif'" style:font-family-complex="'DejaVu Serif'" fo:background-color="transparent" style:use-window-font-color="true"/>
    </style:style>
    <style:style style:name="T17" style:family="text">
      <style:text-properties fo:font-size="10.00pt" fo:font-weight="normal" fo:font-family="'DejaVu Serif'" style:font-family-asian="'DejaVu Serif'" style:font-family-complex="'DejaVu Serif'" fo:background-color="transparent" style:use-window-font-color="true"/>
    </style:style>
    <style:style style:name="T18" style:family="text">
      <style:text-properties fo:font-size="10.00pt" fo:font-weight="bold" fo:font-family="'DejaVu Serif'" style:font-family-asian="'DejaVu Serif'" style:font-family-complex="'DejaVu Serif'" fo:background-color="transparent" style:use-window-font-color="true"/>
    </style:style>
    <style:style style:name="T19" style:family="text">
      <style:text-properties fo:font-size="10.00pt" fo:font-weight="normal" fo:font-family="'DejaVu Serif'" style:font-family-asian="'DejaVu Serif'" style:font-family-complex="'DejaVu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DejaVu Serif'" style:font-family-asian="'DejaVu Serif'" style:font-family-complex="'DejaVu Serif'" fo:background-color="transparent" style:use-window-font-color="true"/>
    </style:style>
    <style:style style:name="T22" style:family="text">
      <style:text-properties fo:font-size="10.00pt" fo:font-weight="bold" fo:font-family="'DejaVu Serif'" style:font-family-asian="'DejaVu Serif'" style:font-family-complex="'DejaVu Serif'" fo:background-color="transparent" style:use-window-font-color="true"/>
    </style:style>
    <style:style style:name="T23" style:family="text">
      <style:text-properties fo:font-size="10.00pt" fo:font-weight="normal" fo:font-family="'DejaVu Serif'" style:font-family-asian="'DejaVu Serif'" style:font-family-complex="'DejaVu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DejaVu Serif'" style:font-family-asian="'DejaVu Serif'" style:font-family-complex="'DejaVu Serif'" fo:background-color="transparent" style:use-window-font-color="true"/>
    </style:style>
    <style:style style:name="T26" style:family="text">
      <style:text-properties fo:font-size="10.00pt" fo:font-weight="bold" fo:font-family="'DejaVu Serif'" style:font-family-asian="'DejaVu Serif'" style:font-family-complex="'DejaVu Serif'" fo:background-color="transparent" style:use-window-font-color="true"/>
    </style:style>
    <style:style style:name="T27" style:family="text">
      <style:text-properties fo:font-size="10.00pt" fo:font-weight="normal" fo:font-family="'DejaVu Serif'" style:font-family-asian="'DejaVu Serif'" style:font-family-complex="'DejaVu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DejaVu Serif'" style:font-family-asian="'DejaVu Serif'" style:font-family-complex="'DejaVu Serif'" fo:background-color="transparent" style:use-window-font-color="true"/>
    </style:style>
    <style:style style:name="T30" style:family="text">
      <style:text-properties fo:font-size="10.00pt" fo:font-weight="bold" fo:font-family="'DejaVu Serif'" style:font-family-asian="'DejaVu Serif'" style:font-family-complex="'DejaVu Serif'" fo:background-color="transparent" style:use-window-font-color="true"/>
    </style:style>
    <style:style style:name="T31" style:family="text">
      <style:text-properties fo:font-size="10.00pt" fo:font-weight="normal" fo:font-family="'DejaVu Serif'" style:font-family-asian="'DejaVu Serif'" style:font-family-complex="'DejaVu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504.75pt"/>
        </style:tab-stops>
      </style:paragraph-properties>
    </style:style>
    <style:style style:name="P2" style:family="paragraph">
      <style:paragraph-properties fo:line-height="115.00%" fo:text-align="justify" fo:margin-top="8.50pt" fo:margin-bottom="4.25pt"/>
    </style:style>
    <style:style style:name="P3" style:family="paragraph">
      <style:paragraph-properties fo:line-height="100.00%" fo:text-align="justify" fo:margin-left="2.75pt" fo:text-indent="-2.75pt">
        <style:tab-stops>
          <style:tab-stop style:position="504.75pt"/>
        </style:tab-stops>
      </style:paragraph-properties>
    </style:style>
    <style:style style:name="P4" style:family="paragraph">
      <style:paragraph-properties fo:line-height="100.00%" fo:text-align="justify" fo:margin-left="2.75pt" fo:text-indent="-2.75pt">
        <style:tab-stops>
          <style:tab-stop style:position="504.75pt"/>
        </style:tab-stops>
      </style:paragraph-properties>
    </style:style>
    <style:style style:name="P5" style:family="paragraph">
      <style:paragraph-properties fo:line-height="115.00%" fo:text-align="justify" fo:margin-top="12.00pt" fo:margin-bottom="6.00pt"/>
    </style:style>
    <style:style style:name="P6" style:family="paragraph">
      <style:paragraph-properties fo:line-height="100.00%" fo:text-align="justify" fo:margin-left="2.75pt" fo:text-indent="-2.75pt">
        <style:tab-stops>
          <style:tab-stop style:position="504.75pt"/>
        </style:tab-stops>
      </style:paragraph-properties>
    </style:style>
    <style:style style:name="P7" style:family="paragraph">
      <style:paragraph-properties fo:line-height="115.00%" fo:text-align="justify" fo:margin-bottom="10.00pt"/>
    </style:style>
    <style:style style:name="P8" style:family="paragraph">
      <style:paragraph-properties fo:line-height="100.00%" fo:text-align="justify" fo:margin-left="2.75pt" fo:text-indent="-2.75pt">
        <style:tab-stops>
          <style:tab-stop style:position="504.75pt"/>
        </style:tab-stops>
      </style:paragraph-properties>
    </style:style>
    <style:style style:name="P9" style:family="paragraph">
      <style:paragraph-properties fo:line-height="115.00%" fo:text-align="justify" fo:margin-bottom="10.00pt"/>
    </style:style>
    <style:style style:name="P10" style:family="paragraph">
      <style:paragraph-properties fo:line-height="100.00%" fo:text-align="justify" fo:margin-left="2.75pt" fo:text-indent="-2.75pt">
        <style:tab-stops>
          <style:tab-stop style:position="504.75pt"/>
        </style:tab-stops>
      </style:paragraph-properties>
    </style:style>
    <style:style style:name="P11" style:family="paragraph">
      <style:paragraph-properties fo:line-height="115.00%" fo:text-align="justify" fo:margin-bottom="10.00pt"/>
    </style:style>
    <style:style style:name="P12" style:family="paragraph">
      <style:paragraph-properties fo:line-height="100.00%" fo:text-align="justify" fo:margin-left="2.75pt" fo:text-indent="-2.75pt">
        <style:tab-stops>
          <style:tab-stop style:position="504.75pt"/>
        </style:tab-stops>
      </style:paragraph-properties>
    </style:style>
    <style:style style:name="P13" style:family="paragraph">
      <style:paragraph-properties fo:line-height="115.00%" fo:text-align="justify" fo:margin-bottom="10.00pt"/>
    </style:style>
    <style:style style:name="P14" style:family="paragraph">
      <style:paragraph-properties fo:line-height="100.00%" fo:text-align="justify" fo:margin-left="2.75pt" fo:text-indent="-2.75pt">
        <style:tab-stops>
          <style:tab-stop style:position="504.75pt"/>
        </style:tab-stops>
      </style:paragraph-properties>
    </style:style>
    <style:style style:name="P15" style:family="paragraph">
      <style:paragraph-properties fo:line-height="115.00%" fo:text-align="justify" fo:margin-bottom="10.00pt"/>
    </style:style>
    <style:style style:name="P16" style:family="paragraph">
      <style:paragraph-properties fo:line-height="100.00%" fo:text-align="justify" fo:margin-left="2.75pt" fo:text-indent="-2.75pt">
        <style:tab-stops>
          <style:tab-stop style:position="504.75pt"/>
        </style:tab-stops>
      </style:paragraph-properties>
    </style:style>
    <style:style style:name="P17" style:family="paragraph">
      <style:paragraph-properties fo:line-height="115.00%" fo:text-align="justify" fo:margin-bottom="10.00pt"/>
    </style:style>
    <style:style style:name="P18" style:family="paragraph">
      <style:paragraph-properties fo:line-height="100.00%" fo:text-align="justify" fo:margin-left="2.75pt" fo:text-indent="-2.75pt">
        <style:tab-stops>
          <style:tab-stop style:position="504.75pt"/>
        </style:tab-stops>
      </style:paragraph-properties>
    </style:style>
    <style:style style:name="P19" style:family="paragraph">
      <style:paragraph-properties fo:line-height="115.00%" fo:text-align="justify" fo:margin-bottom="10.00pt"/>
    </style:style>
    <style:style style:name="P20" style:family="paragraph">
      <style:paragraph-properties fo:line-height="100.00%" fo:text-align="justify" fo:margin-left="2.75pt" fo:text-indent="-2.75pt">
        <style:tab-stops>
          <style:tab-stop style:position="504.75pt"/>
        </style:tab-stops>
      </style:paragraph-properties>
    </style:style>
    <style:style style:name="P21" style:family="paragraph">
      <style:paragraph-properties fo:line-height="115.00%" fo:text-align="justify" fo:margin-bottom="10.00pt"/>
    </style:style>
    <style:style style:name="P22" style:family="paragraph">
      <style:paragraph-properties fo:line-height="100.00%" fo:text-align="justify" fo:margin-left="2.75pt" fo:text-indent="-2.75pt">
        <style:tab-stops>
          <style:tab-stop style:position="504.75pt"/>
        </style:tab-stops>
      </style:paragraph-properties>
    </style:style>
    <style:style style:name="P23" style:family="paragraph">
      <style:paragraph-properties fo:line-height="115.00%" fo:text-align="justify" fo:margin-bottom="10.00pt"/>
    </style:style>
    <style:style style:name="P24" style:family="paragraph">
      <style:paragraph-properties fo:line-height="100.00%" fo:text-align="justify" fo:margin-left="2.75pt" fo:text-indent="-2.75pt">
        <style:tab-stops>
          <style:tab-stop style:position="504.75pt"/>
        </style:tab-stops>
      </style:paragraph-properties>
    </style:style>
    <style:style style:name="P25" style:family="paragraph">
      <style:paragraph-properties fo:line-height="115.00%" fo:text-align="justify" fo:margin-bottom="10.00pt"/>
    </style:style>
    <style:style style:name="P26" style:family="paragraph">
      <style:paragraph-properties fo:line-height="100.00%" fo:text-align="justify" fo:margin-left="2.75pt" fo:text-indent="-2.75pt">
        <style:tab-stops>
          <style:tab-stop style:position="504.75pt"/>
        </style:tab-stops>
      </style:paragraph-properties>
    </style:style>
    <style:style style:name="P27" style:family="paragraph">
      <style:paragraph-properties fo:line-height="115.00%" fo:text-align="justify" fo:margin-bottom="10.00pt"/>
    </style:style>
    <style:style style:name="P28" style:family="paragraph">
      <style:paragraph-properties fo:line-height="100.00%" fo:text-align="justify" fo:margin-left="2.75pt" fo:text-indent="-2.75pt">
        <style:tab-stops>
          <style:tab-stop style:position="504.75pt"/>
        </style:tab-stops>
      </style:paragraph-properties>
    </style:style>
    <style:style style:name="P29" style:family="paragraph">
      <style:paragraph-properties fo:line-height="115.00%" fo:text-align="left" fo:margin-bottom="10.00pt"/>
    </style:style>
    <style:style style:name="P30" style:family="paragraph">
      <style:paragraph-properties fo:line-height="115.00%" fo:text-align="left" fo:margin-bottom="10.00pt"/>
    </style:style>
    <style:style style:name="P31" style:family="paragraph">
      <style:paragraph-properties fo:line-height="100.00%" fo:text-align="justify" fo:margin-left="2.75pt" fo:text-indent="-2.75pt">
        <style:tab-stops>
          <style:tab-stop style:position="504.75pt"/>
        </style:tab-stops>
      </style:paragraph-properties>
    </style:style>
    <style:style style:name="P32" style:family="paragraph">
      <style:paragraph-properties fo:line-height="115.00%" fo:text-align="justify" fo:margin-bottom="10.00pt"/>
    </style:style>
    <style:style style:name="P33" style:family="paragraph">
      <style:paragraph-properties fo:line-height="100.00%" fo:text-align="justify" fo:margin-left="2.75pt" fo:text-indent="-2.75pt">
        <style:tab-stops>
          <style:tab-stop style:position="504.75pt"/>
        </style:tab-stops>
      </style:paragraph-properties>
    </style:style>
    <style:style style:name="P34" style:family="paragraph">
      <style:paragraph-properties fo:line-height="115.00%" fo:text-align="justify" fo:margin-bottom="10.00pt"/>
    </style:style>
    <style:style style:name="P35" style:family="paragraph">
      <style:paragraph-properties fo:line-height="100.00%" fo:text-align="justify" fo:margin-left="2.75pt" fo:text-indent="-2.75pt">
        <style:tab-stops>
          <style:tab-stop style:position="504.75pt"/>
        </style:tab-stops>
      </style:paragraph-properties>
    </style:style>
    <style:style style:name="P36" style:family="paragraph">
      <style:paragraph-properties fo:line-height="115.00%" fo:text-align="justify" fo:margin-bottom="10.00pt"/>
    </style:style>
    <style:style style:name="P37" style:family="paragraph">
      <style:paragraph-properties fo:line-height="100.00%" fo:text-align="justify" fo:margin-left="2.75pt" fo:text-indent="-2.75pt">
        <style:tab-stops>
          <style:tab-stop style:position="504.75pt"/>
        </style:tab-stops>
      </style:paragraph-properties>
    </style:style>
    <style:style style:name="P38" style:family="paragraph">
      <style:paragraph-properties fo:line-height="115.00%" fo:text-align="justify" fo:margin-bottom="10.00pt"/>
    </style:style>
    <style:style style:name="P39" style:family="paragraph">
      <style:paragraph-properties fo:line-height="100.00%" fo:text-align="justify" fo:margin-left="2.75pt" fo:text-indent="-2.75pt">
        <style:tab-stops>
          <style:tab-stop style:position="504.75pt"/>
        </style:tab-stops>
      </style:paragraph-properties>
    </style:style>
    <style:style style:name="P40" style:family="paragraph">
      <style:paragraph-properties fo:line-height="115.00%" fo:text-align="justify" fo:margin-bottom="10.00pt"/>
    </style:style>
    <style:style style:name="TableColumn0100" style:family="table-column">
      <style:table-column-properties style:column-width="7.048611in"/>
    </style:style>
    <style:style style:name="Table01" style:family="table">
      <style:table-properties style:width="7.04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34722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13889in solid #000000" fo:padding-left="0.038194in" fo:padding-right="0.038194in" fo:vertical-align="top" fo:background-color="#ffffff"/>
    </style:style>
    <style:style style:name="TableColumn0200" style:family="table-column">
      <style:table-column-properties style:column-width="7.048611in"/>
    </style:style>
    <style:style style:name="Table02" style:family="table">
      <style:table-properties style:width="7.04861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7.048611in"/>
    </style:style>
    <style:style style:name="Table03" style:family="table">
      <style:table-properties style:width="7.0486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7.048611in"/>
    </style:style>
    <style:style style:name="Table04" style:family="table">
      <style:table-properties style:width="7.04861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7.048611in"/>
    </style:style>
    <style:style style:name="Table05" style:family="table">
      <style:table-properties style:width="7.04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7.048611in"/>
    </style:style>
    <style:style style:name="Table06" style:family="table">
      <style:table-properties style:width="7.048611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7.048611in"/>
    </style:style>
    <style:style style:name="Table07" style:family="table">
      <style:table-properties style:width="7.048611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7.048611in"/>
    </style:style>
    <style:style style:name="Table08" style:family="table">
      <style:table-properties style:width="7.048611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7.048611in"/>
    </style:style>
    <style:style style:name="Table09" style:family="table">
      <style:table-properties style:width="7.048611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draw:frame text:anchor-type="as-char" svg:width="177.01mm" svg:height="11.11mm" style:rel-width="scale" style:rel-height="scale"><draw:object-ole xlink:href="OleObj1"/><draw:image xlink:href="ObjectReplacements/OleObj1"/></draw:frame><text:span text:style-name="T2">Sistemas Operativos</text:span><text:span text:style-name="T3"/></text:p>
          </table:table-cell>
        </table:table-row>
        <table:table-row table:style-name="TableRow0101">
          <table:table-cell table:style-name="TableCell010100">
            <text:p text:style-name="P5"><text:span text:style-name="T4">Formulario de auto-evaluación</text:span></text:p>
            <text:p text:style-name="P5"><text:span text:style-name="T5">Modulo 2. Sesión 1. Llamadas al sistema para el S.Archivos. Parte I</text:span><text:span text:style-name="T6"/></text:p>
          </table:table-cell>
        </table:table-row>
      </table:table>
      <text:p text:style-name="P7"><text:span text:style-name="T6"/></text:p>
      <text:p text:style-name="P7"><text:span text:style-name="T7">Nombre y apellidos: </text:span></text:p>
      <table:table table:style-name="Table02">
        <table:table-column table:style-name="TableColumn0200"/>
        <table:table-row table:style-name="TableRow0200">
          <table:table-cell table:style-name="TableCell020000">
            <text:p text:style-name="P9"><text:span text:style-name="T8">Javier Martín Gómez</text:span></text:p>
          </table:table-cell>
        </table:table-row>
      </table:table>
      <text:p text:style-name="P11"><text:span text:style-name="T8"/></text:p>
      <text:p text:style-name="P11"><text:span text:style-name="T9">a) Cuestionario de actitud frente al trabajo.</text:span></text:p>
      <text:p text:style-name="P11"><text:span text:style-name="T10">El tiempo que he dedicado a la preparación de la sesión antes de asistir al laboratorio ha sido de …... minutos.</text:span></text:p>
      <text:p text:style-name="P11"><text:span text:style-name="T10">1. He resuelto todas las dudas que tenía antes de iniciar la sesión de prácticas: …... (si/no). En caso de haber contestado “no”, indica los motivos por los que no las has resuelto:</text:span></text:p>
      <table:table table:style-name="Table03">
        <table:table-column table:style-name="TableColumn0300"/>
        <table:table-row table:style-name="TableRow0300">
          <table:table-cell table:style-name="TableCell030000">
            <text:p text:style-name="P13"><text:span text:style-name="T11"/></text:p>
            <text:p text:style-name="P13"><text:span text:style-name="T11"/></text:p>
            <text:p text:style-name="P13"><text:span text:style-name="T11"/></text:p>
            <text:p text:style-name="P13"><text:span text:style-name="T11"/></text:p>
          </table:table-cell>
        </table:table-row>
      </table:table>
      <text:p text:style-name="P15"><text:span text:style-name="T11"/></text:p>
      <text:p text:style-name="P15"><text:span text:style-name="T12">2. Tengo que trabajar algo más los conceptos sobre:</text:span></text:p>
      <table:table table:style-name="Table04">
        <table:table-column table:style-name="TableColumn0400"/>
        <table:table-row table:style-name="TableRow0400">
          <table:table-cell table:style-name="TableCell040000">
            <text:p text:style-name="P17"><text:span text:style-name="T13"/></text:p>
            <text:p text:style-name="P17"><text:span text:style-name="T13"/></text:p>
            <text:p text:style-name="P17"><text:span text:style-name="T13"/></text:p>
            <text:p text:style-name="P17"><text:span text:style-name="T13"/></text:p>
          </table:table-cell>
        </table:table-row>
      </table:table>
      <text:p text:style-name="P19"><text:span text:style-name="T13"/></text:p>
      <text:p text:style-name="P19"><text:span text:style-name="T14">3. Comentarios y sugerencias:</text:span></text:p>
      <table:table table:style-name="Table05">
        <table:table-column table:style-name="TableColumn0500"/>
        <table:table-row table:style-name="TableRow0500">
          <table:table-cell table:style-name="TableCell050000">
            <text:p text:style-name="P21"><text:span text:style-name="T15"/></text:p>
            <text:p text:style-name="P21"><text:span text:style-name="T15"/></text:p>
            <text:p text:style-name="P21"><text:span text:style-name="T15"/></text:p>
            <text:p text:style-name="P21"><text:span text:style-name="T15"/></text:p>
          </table:table-cell>
        </table:table-row>
      </table:table>
      <text:p text:style-name="P23"><text:span text:style-name="T15"/></text:p>
      <text:p text:style-name="P23"><text:span text:style-name="T16">b) Cuestionario de conocimientos adquiridos.</text:span></text:p>
      <text:p text:style-name="P23"><text:span text:style-name="T17">Mi solución al<text:s/></text:span><text:span text:style-name="T18">ejercicio 1</text:span><text:span text:style-name="T19"><text:s/>ha sido:</text:span></text:p>
      <table:table table:style-name="Table06">
        <table:table-column table:style-name="TableColumn0600"/>
        <table:table-row table:style-name="TableRow0600">
          <table:table-cell table:style-name="TableCell060000">
            <text:p text:style-name="P25"><text:span text:style-name="T20">-buf1 y buf2 contienen 10 caracteres cada uno. Crea un entero fd al cual asigna el valor de la llamada al sistema open del archivo "archivo", el resultado del cual da error si es menor que cero. Con O_CREAT se crea si no existe, con O_TRUNC si existe el fichero y tiene habilitada la escritura, lo sobreescribe a tamaño 0, con O_WRONLY decimos que solo se permite la escritura, con S_IRUSR comprobamos que el usuario tiene permiso de lectura y con S_IWUSR comprobamos que el usuario tiene permiso de escritura.</text:span></text:p>
            <text:p text:style-name="P25"><text:span text:style-name="T20">-Después comprueba que si después de hacer la orden write del primer búfer, el resultado asociado de esta operación es distinto de 10 se muestra error, dado que hemos escrito los 10 caracteres del primer búfer en el archivo..</text:span></text:p>
            <text:p text:style-name="P25"><text:span text:style-name="T20">- Después con lseek ponemos el puntero del archivo en la posición 40 desde SEEK_SET ç, y da error si el resultado de la operación es menor que 0</text:span></text:p>
            <text:p text:style-name="P25"><text:span text:style-name="T20">- Por úñtimo llamamos a write para el segundo búfer igual que hemos hecho antes con el primero. Esto imprime los 10 caracteres de buf2.</text:span></text:p>
            <text:p text:style-name="P25"><text:span text:style-name="T20">- Hacemos cat del archivo y vemos que está bien impreso.</text:span></text:p>
            <text:p text:style-name="P25"><text:span text:style-name="T20">- Hacemos el od del archivo.</text:span></text:p>
          </table:table-cell>
        </table:table-row>
      </table:table>
      <text:p text:style-name="P27"><text:span text:style-name="T20"/></text:p>
      <text:p text:style-name="P27"><text:span text:style-name="T21">Mi solución a la<text:s/></text:span><text:span text:style-name="T22">ejercicio 2</text:span><text:span text:style-name="T23"><text:s/>ha sido:</text:span></text:p>
      <table:table table:style-name="Table07">
        <table:table-column table:style-name="TableColumn0700"/>
        <table:table-row table:style-name="TableRow0700">
          <table:table-cell table:style-name="TableCell070000">
            <text:p text:style-name="P29"><text:span text:style-name="T24">#include&lt;sys/types.h&gt;</text:span></text:p>
            <text:p text:style-name="P29"><text:span text:style-name="T24">#include&lt;sys/stat.h&gt;</text:span></text:p>
            <text:p text:style-name="P30"><text:span text:style-name="T24">#include&lt;fcntl.h&gt;</text:span></text:p>
            <text:p text:style-name="P30"><text:span text:style-name="T24">#include&lt;string.h&gt;</text:span></text:p>
            <text:p text:style-name="P30"><text:span text:style-name="T24">#include&lt;stdlib.h&gt;</text:span></text:p>
            <text:p text:style-name="P30"><text:span text:style-name="T24">#include&lt;stdio.h&gt;</text:span></text:p>
            <text:p text:style-name="P30"><text:span text:style-name="T24">#include&lt;errno.h&gt;</text:span></text:p>
            <text:p text:style-name="P30"><text:span text:style-name="T24">#include&lt;unistd.h&gt;</text:span></text:p>
            <text:p text:style-name="P30"><text:span text:style-name="T24"/></text:p>
            <text:p text:style-name="P30"><text:span text:style-name="T24">int main(int argc, char *argv[])</text:span></text:p>
            <text:p text:style-name="P30"><text:span text:style-name="T24">{</text:span></text:p>
            <text:p text:style-name="P30"><text:span text:style-name="T24"><text:s text:c="11"/>int cont=1, leidos;</text:span></text:p>
            <text:p text:style-name="P30"><text:span text:style-name="T24"><text:s text:c="11"/>int filein, fileout;</text:span></text:p>
            <text:p text:style-name="P30"><text:span text:style-name="T24"><text:s text:c="12"/>char cadena [30];</text:span></text:p>
            <text:p text:style-name="P30"><text:span text:style-name="T24"><text:s text:c="12"/>char cad_bloque[40];</text:span></text:p>
            <text:p text:style-name="P30"><text:span text:style-name="T24"><text:s text:c="13"/>char salto_linea[2]="\n";</text:span></text:p>
            <text:p text:style-name="P30"><text:span text:style-name="T24"><text:s text:c="12"/>char caracter[1];</text:span></text:p>
            <text:p text:style-name="P30"><text:span text:style-name="T24"><text:s text:c="12"/>int num_char = 1;</text:span></text:p>
            <text:p text:style-name="P30"><text:span text:style-name="T24"><text:s text:c="11"/>if (argc==2)</text:span></text:p>
            <text:p text:style-name="P30"><text:span text:style-name="T24"><text:s text:c="10"/>{</text:span></text:p>
            <text:p text:style-name="P30"><text:span text:style-name="T24"><text:s text:c="15"/>filein=open(argv[1], O_RDONLY);</text:span></text:p>
            <text:p text:style-name="P30"><text:span text:style-name="T24"><text:s text:c="11"/>}</text:span></text:p>
            <text:p text:style-name="P30"><text:span text:style-name="T24"><text:s text:c="10"/>else{</text:span></text:p>
            <text:p text:style-name="P30"><text:span text:style-name="T24"><text:s text:c="16"/>filein=STDIN_FILENO;</text:span></text:p>
            <text:p text:style-name="P30"><text:span text:style-name="T24"><text:s text:c="10"/>}</text:span></text:p>
            <text:p text:style-name="P30"><text:span text:style-name="T24"><text:s text:c="10"/>fileout=open("archivo_salida", O_CREAT|O_TRUNC|O_WRONLY,S_IRUSR|S_IWUSR);</text:span></text:p>
            <text:p text:style-name="P30"><text:span text:style-name="T24"><text:s text:c="9"/>if (fileout &lt; 0){</text:span></text:p>
            <text:p text:style-name="P30"><text:span text:style-name="T24"><text:s text:c="20"/>printf("El fichero de salida no se pudo abrir correctamente\n");</text:span></text:p>
            <text:p text:style-name="P30"><text:span text:style-name="T24"><text:s text:c="20"/>exit(-1);</text:span></text:p>
            <text:p text:style-name="P30"><text:span text:style-name="T24"><text:s text:c="11"/>}</text:span></text:p>
            <text:p text:style-name="P30"><text:span text:style-name="T24"><text:s text:c="10"/>while((leidos=read(filein,caracter,1))|=0{</text:span></text:p>
            <text:p text:style-name="P30"><text:span text:style-name="T24"><text:s text:c="19"/>if (num_char == 1 || num_char%80 == 0){</text:span></text:p>
            <text:p text:style-name="P30"><text:span text:style-name="T24"><text:s text:c="35"/>if(num_char != 1)</text:span></text:p>
            <text:p text:style-name="P30"><text:span text:style-name="T24"><text:s text:c="52"/>write(fileout, salto_linea, strlen(salto_linea));</text:span></text:p>
            <text:p text:style-name="P30"><text:span text:style-name="T24"><text:s text:c="24"/>else{</text:span></text:p>
            <text:p text:style-name="P30"><text:span text:style-name="T24"><text:s text:c="40"/>sprintf(cad_bloque, "El numero e bloques es &lt;%d&gt;\n",cont);</text:span></text:p>
            <text:p text:style-name="P30"><text:span text:style-name="T24"><text:s text:c="51"/>write(fileout, cad_bloque, strlen(cad_bloque));</text:span></text:p>
            <text:p text:style-name="P30"><text:span text:style-name="T24"><text:s text:c="28"/>}</text:span></text:p>
            <text:p text:style-name="P30"><text:span text:style-name="T24"><text:s text:c="41"/>sprintf(cad_bloquem "%s%d\n", "Bloque", cont);</text:span></text:p>
            <text:p text:style-name="P30"><text:span text:style-name="T24"><text:s text:c="41"/>write(fileout, cad_bloque, strlen(cad_bloque));</text:span></text:p>
            <text:p text:style-name="P30"><text:span text:style-name="T24"><text:s text:c="42"/>cont++;</text:span></text:p>
            <text:p text:style-name="P30"><text:span text:style-name="T24"><text:s text:c="38"/>}</text:span></text:p>
            <text:p text:style-name="P30"><text:span text:style-name="T24"><text:s text:c="30"/>write(fileout, caracter, 1);</text:span></text:p>
            <text:p text:style-name="P30"><text:span text:style-name="T24"><text:s text:c="31"/>num_char++;</text:span></text:p>
            <text:p text:style-name="P30"><text:span text:style-name="T24"><text:s text:c="26"/>}</text:span></text:p>
            <text:p text:style-name="P30"><text:span text:style-name="T24"><text:s text:c="25"/>sprintf(cad_bloque, "El numero de bloques es &lt;%d&gt;\n", cont);</text:span></text:p>
            <text:p text:style-name="P30"><text:span text:style-name="T24"><text:s text:c="25"/>lseek(fileout,0,SEEK_SET);</text:span></text:p>
            <text:p text:style-name="P30"><text:span text:style-name="T24"><text:s text:c="25"/>write(fileout, cad_bloque, strlen(cad_bloque));</text:span></text:p>
            <text:p text:style-name="P30"><text:span text:style-name="T24"><text:s text:c="25"/>close(filein);</text:span></text:p>
            <text:p text:style-name="P30"><text:span text:style-name="T24"><text:s text:c="25"/>close(fileout);</text:span></text:p>
            <text:p text:style-name="P30"><text:span text:style-name="T24"><text:s text:c="28"/>return 0;</text:span></text:p>
            <text:p text:style-name="P30"><text:span text:style-name="T24"><text:s text:c="2"/>}</text:span></text:p>
          </table:table-cell>
        </table:table-row>
      </table:table>
      <text:p text:style-name="P32"><text:span text:style-name="T24"/></text:p>
      <text:p text:style-name="P32"><text:span text:style-name="T25">Mi solución a la<text:s/></text:span><text:span text:style-name="T26">ejercicio 3</text:span><text:span text:style-name="T27"><text:s/>ha sido:</text:span></text:p>
      <table:table table:style-name="Table08">
        <table:table-column table:style-name="TableColumn0800"/>
        <table:table-row table:style-name="TableRow0800">
          <table:table-cell table:style-name="TableCell080000">
            <text:p text:style-name="P34"><text:span text:style-name="T28">- Una vez que hemos compilado el ejercicio y lo hemos ejecutado pasándole como argumento &lt;nombre_archivo&gt;, lo que hace es decirnos que tipo de archivo es, ya sea un archivo regultar, un directorio, etc.</text:span></text:p>
            <text:p text:style-name="P34"><text:span text:style-name="T28">- Internamente, el programa comprueba cada flag correspondiente a un archivo determinado con el archivo que hemos introducido como parámetro, y si se activa nos mostrará el tipo de archivo en el cual se ha activado.</text:span></text:p>
            <text:p text:style-name="P34"><text:span text:style-name="T28"/></text:p>
            <text:p text:style-name="P34"><text:span text:style-name="T28"/></text:p>
            <text:p text:style-name="P34"><text:span text:style-name="T28"/></text:p>
            <text:p text:style-name="P34"><text:span text:style-name="T28"/></text:p>
            <text:p text:style-name="P34"><text:span text:style-name="T28"/></text:p>
          </table:table-cell>
        </table:table-row>
      </table:table>
      <text:p text:style-name="P36"><text:span text:style-name="T28"/></text:p>
      <text:p text:style-name="P36"><text:span text:style-name="T29">Mi solución a la<text:s/></text:span><text:span text:style-name="T30">ejercicio 4</text:span><text:span text:style-name="T31"><text:s/>ha sido:</text:span></text:p>
      <table:table table:style-name="Table09">
        <table:table-column table:style-name="TableColumn0900"/>
        <table:table-row table:style-name="TableRow0900">
          <table:table-cell table:style-name="TableCell090000">
            <text:p text:style-name="P38"><text:span text:style-name="T32">#define S_ISREG2(mode) (MODE &amp; S_IFMT == S_IFREG)</text:span></text:p>
            <text:p text:style-name="P38"><text:span text:style-name="T32"/></text:p>
            <text:p text:style-name="P38"><text:span text:style-name="T32"/></text:p>
            <text:p text:style-name="P38"><text:span text:style-name="T32"/></text:p>
          </table:table-cell>
        </table:table-row>
      </table:table>
      <text:p text:style-name="P40"><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